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6cm" style:rel-column-width="13130*"/>
    </style:style>
    <style:style style:name="Tabla1.B" style:family="table-column">
      <style:table-column-properties style:column-width="13.594cm" style:rel-column-width="5240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6cm" style:rel-column-width="13130*"/>
    </style:style>
    <style:style style:name="Tabla2.B" style:family="table-column">
      <style:table-column-properties style:column-width="13.594cm" style:rel-column-width="5240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d32a"/>
    </style:style>
    <style:style style:name="P2" style:family="paragraph" style:parent-style-name="Standard">
      <style:text-properties officeooo:rsid="001bbfbb" officeooo:paragraph-rsid="001bbfbb"/>
    </style:style>
    <style:style style:name="P3" style:family="paragraph" style:parent-style-name="Standard">
      <style:text-properties officeooo:rsid="001bd5fc" officeooo:paragraph-rsid="001bd5fc"/>
    </style:style>
    <style:style style:name="P4" style:family="paragraph" style:parent-style-name="Standard">
      <style:text-properties officeooo:rsid="001cd13d" officeooo:paragraph-rsid="001cd13d"/>
    </style:style>
    <style:style style:name="P5" style:family="paragraph" style:parent-style-name="Table_20_Contents">
      <style:paragraph-properties fo:text-align="center" style:justify-single-word="false"/>
      <style:text-properties officeooo:rsid="001ad32a" officeooo:paragraph-rsid="001ad32a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ad32a" officeooo:paragraph-rsid="001ad32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officeooo:rsid="00211765" officeooo:paragraph-rsid="00211765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11765" officeooo:paragraph-rsid="002117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15a9a" officeooo:paragraph-rsid="00215a9a" style:font-size-asian="12pt" style:font-size-complex="12pt"/>
    </style:style>
    <style:style style:name="P11" style:family="paragraph" style:parent-style-name="Standard">
      <style:text-properties officeooo:rsid="001bd5fc" officeooo:paragraph-rsid="001bd5fc"/>
    </style:style>
    <style:style style:name="P12" style:family="paragraph" style:parent-style-name="Standard">
      <style:text-properties officeooo:rsid="00202241" officeooo:paragraph-rsid="00202241"/>
    </style:style>
    <style:style style:name="P13" style:family="paragraph" style:parent-style-name="Standard">
      <style:text-properties officeooo:rsid="001cd13d" officeooo:paragraph-rsid="00202241"/>
    </style:style>
    <style:style style:name="P14" style:family="paragraph" style:parent-style-name="Standard">
      <style:text-properties officeooo:paragraph-rsid="001ad32a"/>
    </style:style>
    <style:style style:name="P15" style:family="paragraph" style:parent-style-name="Standard">
      <style:text-properties officeooo:rsid="00211765" officeooo:paragraph-rsid="00211765"/>
    </style:style>
    <style:style style:name="T1" style:family="text">
      <style:text-properties officeooo:rsid="001bbfbb"/>
    </style:style>
    <style:style style:name="T2" style:family="text">
      <style:text-properties style:text-position="super 58%" officeooo:rsid="001bbfbb"/>
    </style:style>
    <style:style style:name="T3" style:family="text">
      <style:text-properties style:text-position="super 58%" officeooo:rsid="001bd5fc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bbfbb"/>
    </style:style>
    <style:style style:name="T6" style:family="text">
      <style:text-properties style:text-position="0% 100%" officeooo:rsid="001bd5fc"/>
    </style:style>
    <style:style style:name="T7" style:family="text">
      <style:text-properties officeooo:rsid="001bd5fc"/>
    </style:style>
    <style:style style:name="T8" style:family="text">
      <style:text-properties officeooo:rsid="001e8b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é es un bit. Y un byte?</text:p>
      <text:p text:style-name="P2">BIT: Unidad mínima de información que se puede representar en una computadora.</text:p>
      <text:p text:style-name="P2">BYTE: Agrupación de 8 bits con la que se expresan las medidas de capacidad (kilobyte, megabyte, etc.)</text:p>
      <text:p text:style-name="P1"/>
      <text:p text:style-name="P1">2. Expresa estas cantidades en el sistema que se pide:</text:p>
      <text:p text:style-name="P1">a) 101011,11 de binario a decimal: <text:span text:style-name="T1">43,75d.</text:span></text:p>
      <text:p text:style-name="P1">b) 321 de octal a hexadecimal: <text:span text:style-name="T8">011010001b =&gt; 0000.1101.0001 == 0131 == D1h</text:span></text:p>
      <text:p text:style-name="P1">c) A435 de hexadecimal a decimal: <text:span text:style-name="T1">46149d</text:span></text:p>
      <text:p text:style-name="P1"/>
      <text:p text:style-name="P1">3. Equivalencias entre las siguientes medidas de almacenamiento de información:</text:p>
      <text:p text:style-name="P1">a) 5GB a ZB: <text:span text:style-name="T1">5*</text:span><text:span text:style-name="T5">10</text:span><text:span text:style-name="T2">-</text:span><text:span text:style-name="T3">12</text:span><text:span text:style-name="T6">ZB</text:span><text:span text:style-name="T4"> </text:span></text:p>
      <text:p text:style-name="P1">b) 256 bits a KB: <text:span text:style-name="T7">0,032 KB</text:span> </text:p>
      <text:p text:style-name="P1">c) 2048GB a PB: <text:span text:style-name="T7">2,048*10</text:span><text:span text:style-name="T3">-3</text:span><text:span text:style-name="T6"> == 0,002048 PB</text:span></text:p>
      <text:p text:style-name="P1"/>
      <text:p text:style-name="P1">4. Qué significan o representan las palabras hardware y software?</text:p>
      <text:p text:style-name="P3">Hardware: elementos físicos que constituyen un sistema informático.</text:p>
      <text:p text:style-name="P3">Software: programas y rutinas que permiten a la computadora realizar determinadas tareas.</text:p>
      <text:p text:style-name="P1"/>
      <text:p text:style-name="P1">5. Nombra tres elementos que formen parte del hardware.</text:p>
      <text:p text:style-name="P3">Procesador, chipset, RAM.</text:p>
      <text:p text:style-name="P1"/>
      <text:p text:style-name="P1">6. ¿Qué contiene la caja o carcasa de un ordenador de sobremesa?</text:p>
      <text:p text:style-name="P3">La carcasa contiene todos los componentes y dispositivos que conforman un ordenador (es decir, contiene todo el hardware).</text:p>
      <text:p text:style-name="P1"/>
      <text:p text:style-name="P1">7. ¿Qué otros nombres o nombre recibe la placa base?</text:p>
      <text:p text:style-name="P3">Mainboard, motherboard, tarjeta madre, placa madre, placa principal, etc.</text:p>
      <text:p text:style-name="P1"/>
      <text:p text:style-name="P1">8. ¿Para qué sirve o que función principal tiene la placa base de un ordenador?</text:p>
      <text:p text:style-name="P3">La placa base es el elemento principal al que se conectan el resto de dispositivos.</text:p>
      <text:p text:style-name="P1"/>
      <text:p text:style-name="P1">9. ¿Qué función tiene la fuente de alimentación de un ordenador?</text:p>
      <text:p text:style-name="P3">Alimentar el ordenador con electricidad para poder utilizarlo.</text:p>
      <text:p text:style-name="P12">Cambia corriente alterna a corriente continua y estabiliza voltage.</text:p>
      <text:p text:style-name="P1"/>
      <text:p text:style-name="P1">10. ¿Qué función tiene el microprocesador?</text:p>
      <text:p text:style-name="P4">Llevar a cabo todos los cálculos y procesos que requiere el sistema.</text:p>
      <text:p text:style-name="P1"/>
      <text:p text:style-name="P1">11. ¿Qué función tiene la memoria RAM?</text:p>
      <text:p text:style-name="P4">Almacenar datos temporales que se producen durante la ejecución de programas.</text:p>
      <text:p text:style-name="P1"/>
      <text:p text:style-name="P1">12. ¿Qué es un puerto o conector en un ordenador? Pon dos ejemplos.</text:p>
      <text:p text:style-name="P13">Es lo que permite la conexión de dispositivos y hardware.</text:p>
      <text:p text:style-name="P12">Permite ampliar las capacidades del </text:p>
      <text:p text:style-name="P13">Por ejemplo los puertos USB que permiten la inserción de USBs o el AGP (puerto gráfico acelerado), dónde se conecta la tarjeta gráfica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3. Fíjate en el siguiente dibujo e indica el nombre de cada conector y algún dipositivo que se puede conectar a él: </text:p>
      <table:table table:name="Tabla1" table:style-name="Tabla1">
        <table:table-column table:style-name="Tabla1.A"/>
        <table:table-column table:style-name="Tabla1.B"/>
        <table:table-row table:style-name="TableLine1543179653216">
          <table:table-cell table:style-name="Tabla1.A1" office:value-type="string">
            <text:p text:style-name="P5">Número</text:p>
          </table:table-cell>
          <table:table-cell table:style-name="Tabla1.B1" office:value-type="string">
            <text:p text:style-name="P5">Puerto</text:p>
          </table:table-cell>
        </table:table-row>
        <table:table-row table:style-name="TableLine1543179646144">
          <table:table-cell table:style-name="Tabla1.A2" office:value-type="string">
            <text:p text:style-name="P5">1</text:p>
          </table:table-cell>
          <table:table-cell table:style-name="Tabla1.B2" office:value-type="string">
            <text:p text:style-name="P8">Entrada jack micrófono</text:p>
          </table:table-cell>
        </table:table-row>
        <table:table-row table:style-name="TableLine1543179671440">
          <table:table-cell table:style-name="Tabla1.A2" office:value-type="string">
            <text:p text:style-name="P5">2</text:p>
          </table:table-cell>
          <table:table-cell table:style-name="Tabla1.B2" office:value-type="string">
            <text:p text:style-name="P8">RJ45 </text:p>
          </table:table-cell>
        </table:table-row>
        <table:table-row table:style-name="TableLine1543179671712">
          <table:table-cell table:style-name="Tabla1.A2" office:value-type="string">
            <text:p text:style-name="P5">3</text:p>
          </table:table-cell>
          <table:table-cell table:style-name="Tabla1.B2" office:value-type="string">
            <text:p text:style-name="P8">Entrada jack altavoces</text:p>
          </table:table-cell>
        </table:table-row>
        <table:table-row table:style-name="TableLine1543179663552">
          <table:table-cell table:style-name="Tabla1.A2" office:value-type="string">
            <text:p text:style-name="P5">4</text:p>
          </table:table-cell>
          <table:table-cell table:style-name="Tabla1.B2" office:value-type="string">
            <text:p text:style-name="P8">USBs 1.0</text:p>
          </table:table-cell>
        </table:table-row>
        <table:table-row table:style-name="TableLine1543179672800">
          <table:table-cell table:style-name="Tabla1.A2" office:value-type="string">
            <text:p text:style-name="P5">5</text:p>
          </table:table-cell>
          <table:table-cell table:style-name="Tabla1.B2" office:value-type="string">
            <text:p text:style-name="P8">Salida de audio subwofer</text:p>
          </table:table-cell>
        </table:table-row>
        <table:table-row table:style-name="TableLine1543179662736">
          <table:table-cell table:style-name="Tabla1.A2" office:value-type="string">
            <text:p text:style-name="P5">6</text:p>
          </table:table-cell>
          <table:table-cell table:style-name="Tabla1.B2" office:value-type="string">
            <text:p text:style-name="P8">Conector serie</text:p>
          </table:table-cell>
        </table:table-row>
        <table:table-row table:style-name="TableLine1543179663008">
          <table:table-cell table:style-name="Tabla1.A2" office:value-type="string">
            <text:p text:style-name="P5">7</text:p>
          </table:table-cell>
          <table:table-cell table:style-name="Tabla1.B2" office:value-type="string">
            <text:p text:style-name="P8">PS/2 para o teclado</text:p>
          </table:table-cell>
        </table:table-row>
        <table:table-row table:style-name="TableLine1543179673072">
          <table:table-cell table:style-name="Tabla1.A2" office:value-type="string">
            <text:p text:style-name="P5">8</text:p>
          </table:table-cell>
          <table:table-cell table:style-name="Tabla1.B2" office:value-type="string">
            <text:p text:style-name="P8">VGA</text:p>
          </table:table-cell>
        </table:table-row>
        <table:table-row table:style-name="TableLine1543179660016">
          <table:table-cell table:style-name="Tabla1.A2" office:value-type="string">
            <text:p text:style-name="P5">9</text:p>
          </table:table-cell>
          <table:table-cell table:style-name="Tabla1.B2" office:value-type="string">
            <text:p text:style-name="P8">DB25 puerto paralelo</text:p>
          </table:table-cell>
        </table:table-row>
        <table:table-row table:style-name="TableLine1543179672528">
          <table:table-cell table:style-name="Tabla1.A2" office:value-type="string">
            <text:p text:style-name="P5">10</text:p>
          </table:table-cell>
          <table:table-cell table:style-name="Tabla1.B2" office:value-type="string">
            <text:p text:style-name="P8">Conector ratón PS/2</text:p>
          </table:table-cell>
        </table:table-row>
      </table:table>
      <text:p text:style-name="P1"/>
      <text:p text:style-name="P1"/>
      <text:p text:style-name="P1">14. Indica el nombre de cada uno de los conectores que se señalan: Numero Conector Numero Conector 1 8 2 9 3 10 4 11 5 12 6 13 7</text:p>
      <text:p text:style-name="P1"/>
      <table:table table:name="Tabla2" table:style-name="Tabla2">
        <table:table-column table:style-name="Tabla2.A"/>
        <table:table-column table:style-name="Tabla2.B"/>
        <table:table-row table:style-name="TableLine1543179643152">
          <table:table-cell table:style-name="Tabla2.A1" office:value-type="string">
            <text:p text:style-name="P7">Número</text:p>
          </table:table-cell>
          <table:table-cell table:style-name="Tabla2.B1" office:value-type="string">
            <text:p text:style-name="P7">Conector</text:p>
          </table:table-cell>
        </table:table-row>
        <table:table-row table:style-name="TableLine1543179660560">
          <table:table-cell table:style-name="Tabla2.A2" office:value-type="string">
            <text:p text:style-name="P7">1</text:p>
          </table:table-cell>
          <table:table-cell table:style-name="Tabla2.B2" office:value-type="string">
            <text:p text:style-name="P9">PS/2 </text:p>
          </table:table-cell>
        </table:table-row>
        <table:table-row table:style-name="TableLine1543179670624">
          <table:table-cell table:style-name="Tabla2.A2" office:value-type="string">
            <text:p text:style-name="P7">2</text:p>
          </table:table-cell>
          <table:table-cell table:style-name="Tabla2.B2" office:value-type="string">
            <text:p text:style-name="P9">Conector de audio óptico</text:p>
          </table:table-cell>
        </table:table-row>
        <table:table-row table:style-name="TableLine1543179673344">
          <table:table-cell table:style-name="Tabla2.A2" office:value-type="string">
            <text:p text:style-name="P7">3</text:p>
          </table:table-cell>
          <table:table-cell table:style-name="Tabla2.B2" office:value-type="string">
            <text:p text:style-name="P9">VGA</text:p>
          </table:table-cell>
        </table:table-row>
        <table:table-row table:style-name="TableLine1543179664640">
          <table:table-cell table:style-name="Tabla2.A2" office:value-type="string">
            <text:p text:style-name="P7">4</text:p>
          </table:table-cell>
          <table:table-cell table:style-name="Tabla2.B2" office:value-type="string">
            <text:p text:style-name="P9">USB</text:p>
          </table:table-cell>
        </table:table-row>
        <table:table-row table:style-name="TableLine1543179661104">
          <table:table-cell table:style-name="Tabla2.A2" office:value-type="string">
            <text:p text:style-name="P7">5</text:p>
          </table:table-cell>
          <table:table-cell table:style-name="Tabla2.B2" office:value-type="string">
            <text:p text:style-name="P9">RJ45</text:p>
          </table:table-cell>
        </table:table-row>
        <table:table-row table:style-name="TableLine1543179669536">
          <table:table-cell table:style-name="Tabla2.A2" office:value-type="string">
            <text:p text:style-name="P7">6</text:p>
          </table:table-cell>
          <table:table-cell table:style-name="Tabla2.B2" office:value-type="string">
            <text:p text:style-name="P9">Salida de audio</text:p>
          </table:table-cell>
        </table:table-row>
        <table:table-row table:style-name="TableLine1543179666816">
          <table:table-cell table:style-name="Tabla2.A2" office:value-type="string">
            <text:p text:style-name="P7">7</text:p>
          </table:table-cell>
          <table:table-cell table:style-name="Tabla2.B2" office:value-type="string">
            <text:p text:style-name="P9">Entrada de audio</text:p>
          </table:table-cell>
        </table:table-row>
        <table:table-row table:style-name="TableLine1543179667632">
          <table:table-cell table:style-name="Tabla2.A2" office:value-type="string">
            <text:p text:style-name="P7">8</text:p>
          </table:table-cell>
          <table:table-cell table:style-name="Tabla2.B2" office:value-type="string">
            <text:p text:style-name="P9">Hdmi</text:p>
          </table:table-cell>
        </table:table-row>
        <table:table-row table:style-name="TableLine1543179670896">
          <table:table-cell table:style-name="Tabla2.A2" office:value-type="string">
            <text:p text:style-name="P7">9</text:p>
          </table:table-cell>
          <table:table-cell table:style-name="Tabla2.B2" office:value-type="string">
            <text:p text:style-name="P9">Salida de audio</text:p>
          </table:table-cell>
        </table:table-row>
        <table:table-row table:style-name="TableLine1543179673616">
          <table:table-cell table:style-name="Tabla2.A2" office:value-type="string">
            <text:p text:style-name="P7">10</text:p>
          </table:table-cell>
          <table:table-cell table:style-name="Tabla2.B2" office:value-type="string">
            <text:p text:style-name="P10">FireWire</text:p>
          </table:table-cell>
        </table:table-row>
        <table:table-row table:style-name="TableLine1543179663280">
          <table:table-cell table:style-name="Tabla2.A2" office:value-type="string">
            <text:p text:style-name="P7">11</text:p>
          </table:table-cell>
          <table:table-cell table:style-name="Tabla2.B2" office:value-type="string">
            <text:p text:style-name="P9">SATA externo</text:p>
          </table:table-cell>
        </table:table-row>
        <table:table-row table:style-name="TableLine1543179671168">
          <table:table-cell table:style-name="Tabla2.A2" office:value-type="string">
            <text:p text:style-name="P7">12</text:p>
          </table:table-cell>
          <table:table-cell table:style-name="Tabla2.B2" office:value-type="string">
            <text:p text:style-name="P6"/>
          </table:table-cell>
        </table:table-row>
        <table:table-row table:style-name="TableLine1543179667904">
          <table:table-cell table:style-name="Tabla2.A2" office:value-type="string">
            <text:p text:style-name="P7">13</text:p>
          </table:table-cell>
          <table:table-cell table:style-name="Tabla2.B2" office:value-type="string">
            <text:p text:style-name="P6"/>
          </table:table-cell>
        </table:table-row>
      </table:table>
      <text:p text:style-name="P1"/>
      <text:p text:style-name="P1"/>
      <text:p text:style-name="P1">15. Busque información sobre nuevos puertos como son: Displayport y Thunderbolt. A qué puertos existentes se asemejan o pretender sustituir.</text:p>
      <text:p text:style-name="P15">Son portos similares aos USBs novos (3.0).</text:p>
      <text:p text:style-name="P15">Son tecnoloxías diferentes.</text:p>
      <text:p text:style-name="P15">Displayport funciona como un HDM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7:41:56.049000000</meta:creation-date>
    <dc:date>2020-11-19T22:42:54.124000000</dc:date>
    <meta:editing-duration>PT8H28M4S</meta:editing-duration>
    <meta:editing-cycles>4</meta:editing-cycles>
    <meta:generator>LibreOffice/7.0.2.2$Windows_X86_64 LibreOffice_project/8349ace3c3162073abd90d81fd06dcfb6b36b994</meta:generator>
    <meta:document-statistic meta:table-count="2" meta:image-count="0" meta:object-count="0" meta:page-count="2" meta:paragraph-count="87" meta:word-count="501" meta:character-count="2880" meta:non-whitespace-character-count="2460"/>
  </office:meta>
</office:document-meta>
</file>